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p_x</text:p>
          </table:table-cell>
          <table:table-cell office:value-type="string" calcext:value-type="string">
            <text:p>map_y</text:p>
          </table:table-cell>
          <table:table-cell office:value-type="string" calcext:value-type="string">
            <text:p>map_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emp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-[.C2]" office:value-type="float" office:value="-0" calcext:value-type="float">
            <text:p>0</text:p>
          </table:table-cell>
          <table:table-cell table:formula="of:=SQRT([.E2]*[.E2]+[.F2]*[.F2]+[.G2]*[.G2])" office:value-type="float" office:value="1.4142135623731" calcext:value-type="float">
            <text:p>1.4142135624</text:p>
          </table:table-cell>
          <table:table-cell table:formula="of:=IF([.E2]&lt;0;IF([.F2]&lt;0;ATAN([.F2]/IF([.E2]&lt;&gt;0;[.E2];0.0000000000001))-PI();ATAN([.F2]/IF([.E2]&lt;&gt;0;[.E2];0.0000000000001))+PI());ATAN([.F2]/IF([.E2]&lt;&gt;0;[.E2];0.0000000000001)))" office:value-type="float" office:value="0.785398163397448" calcext:value-type="float">
            <text:p>0.7853981634</text:p>
          </table:table-cell>
          <table:table-cell table:formula="of:=ACOS([.G2]/IF([.H2]&lt;&gt;0;[.H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-1" calcext:value-type="float">
            <text:p>-1</text:p>
          </table:table-cell>
          <table:table-cell table:formula="of:=-[.C3]" office:value-type="float" office:value="1" calcext:value-type="float">
            <text:p>1</text:p>
          </table:table-cell>
          <table:table-cell table:formula="of:=SQRT([.E3]*[.E3]+[.F3]*[.F3]+[.G3]*[.G3])" office:value-type="float" office:value="1.73205080756888" calcext:value-type="float">
            <text:p>1.7320508076</text:p>
          </table:table-cell>
          <table:table-cell table:formula="of:=IF([.E3]&lt;0;IF([.F3]&lt;0;ATAN([.F3]/IF([.E3]&lt;&gt;0;[.E3];0.0000000000001))-PI();ATAN([.F3]/IF([.E3]&lt;&gt;0;[.E3];0.0000000000001))+PI());ATAN([.F3]/IF([.E3]&lt;&gt;0;[.E3];0.0000000000001)))" office:value-type="float" office:value="-0.785398163397448" calcext:value-type="float">
            <text:p>-0.7853981634</text:p>
          </table:table-cell>
          <table:table-cell table:formula="of:=ACOS([.G3]/IF([.H3]&lt;&gt;0;[.H3];1E-018))" office:value-type="float" office:value="0.955316618124509" calcext:value-type="float">
            <text:p>0.9553166181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0" calcext:value-type="float">
            <text:p>0</text:p>
          </table:table-cell>
          <table:table-cell table:formula="of:=[.D4]" office:value-type="float" office:value="1" calcext:value-type="float">
            <text:p>1</text:p>
          </table:table-cell>
          <table:table-cell table:formula="of:=-[.C4]" office:value-type="float" office:value="1" calcext:value-type="float">
            <text:p>1</text:p>
          </table:table-cell>
          <table:table-cell table:formula="of:=SQRT([.E4]*[.E4]+[.F4]*[.F4]+[.G4]*[.G4])" office:value-type="float" office:value="1.4142135623731" calcext:value-type="float">
            <text:p>1.4142135624</text:p>
          </table:table-cell>
          <table:table-cell table:formula="of:=IF([.E4]&lt;0;IF([.F4]&lt;0;ATAN([.F4]/IF([.E4]&lt;&gt;0;[.E4];0.0000000000001))-PI();ATAN([.F4]/IF([.E4]&lt;&gt;0;[.E4];0.0000000000001))+PI());ATAN([.F4]/IF([.E4]&lt;&gt;0;[.E4];0.0000000000001)))" office:value-type="float" office:value="1.5707963267948" calcext:value-type="float">
            <text:p>1.5707963268</text:p>
          </table:table-cell>
          <table:table-cell table:formula="of:=ACOS([.G4]/IF([.H4]&lt;&gt;0;[.H4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-[.C5]" office:value-type="float" office:value="-0" calcext:value-type="float">
            <text:p>0</text:p>
          </table:table-cell>
          <table:table-cell table:formula="of:=SQRT([.E5]*[.E5]+[.F5]*[.F5]+[.G5]*[.G5])" office:value-type="float" office:value="0" calcext:value-type="float">
            <text:p>0</text:p>
          </table:table-cell>
          <table:table-cell table:formula="of:=IF([.E5]&lt;0;IF([.F5]&lt;0;ATAN([.F5]/IF([.E5]&lt;&gt;0;[.E5];0.0000000000001))-PI();ATAN([.F5]/IF([.E5]&lt;&gt;0;[.E5];0.0000000000001))+PI());ATAN([.F5]/IF([.E5]&lt;&gt;0;[.E5];0.0000000000001)))" office:value-type="float" office:value="0" calcext:value-type="float">
            <text:p>0</text:p>
          </table:table-cell>
          <table:table-cell table:formula="of:=ACOS([.G5]/IF([.H5]&lt;&gt;0;[.H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[.B6]" office:value-type="float" office:value="-1" calcext:value-type="float">
            <text:p>-1</text:p>
          </table:table-cell>
          <table:table-cell table:formula="of:=[.D6]" office:value-type="float" office:value="1" calcext:value-type="float">
            <text:p>1</text:p>
          </table:table-cell>
          <table:table-cell table:formula="of:=-[.C6]" office:value-type="float" office:value="-1" calcext:value-type="float">
            <text:p>-1</text:p>
          </table:table-cell>
          <table:table-cell table:formula="of:=SQRT([.E6]*[.E6]+[.F6]*[.F6]+[.G6]*[.G6])" office:value-type="float" office:value="1.73205080756888" calcext:value-type="float">
            <text:p>1.7320508076</text:p>
          </table:table-cell>
          <table:table-cell table:formula="of:=IF([.E6]&lt;0;IF([.F6]&lt;0;ATAN([.F6]/IF([.E6]&lt;&gt;0;[.E6];0.0000000000001))-PI();ATAN([.F6]/IF([.E6]&lt;&gt;0;[.E6];0.0000000000001))+PI());ATAN([.F6]/IF([.E6]&lt;&gt;0;[.E6];0.0000000000001)))" office:value-type="float" office:value="2.35619449019234" calcext:value-type="float">
            <text:p>2.3561944902</text:p>
          </table:table-cell>
          <table:table-cell table:formula="of:=ACOS([.G6]/IF([.H6]&lt;&gt;0;[.H6];1E-018))" office:value-type="float" office:value="2.18627603546528" calcext:value-type="float">
            <text:p>2.1862760355</text:p>
          </table:table-cell>
          <table:table-cell table:formula="of:=[.I6]-(PI()/2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_point</text:p>
          </table:table-cell>
          <table:table-cell table:formula="of:=[.B2]-[.B3]" office:value-type="float" office:value="0" calcext:value-type="float">
            <text:p>0</text:p>
          </table:table-cell>
          <table:table-cell table:formula="of:=[.C2]-[.C3]" office:value-type="float" office:value="1" calcext:value-type="float">
            <text:p>1</text:p>
          </table:table-cell>
          <table:table-cell table:formula="of:=[.D2]-[.D3]" office:value-type="float" office:value="2" calcext:value-type="float">
            <text:p>2</text:p>
          </table:table-cell>
          <table:table-cell table:formula="of:=[.B7]" office:value-type="float" office:value="0" calcext:value-type="float">
            <text:p>0</text:p>
          </table:table-cell>
          <table:table-cell table:formula="of:=[.D7]" office:value-type="float" office:value="2" calcext:value-type="float">
            <text:p>2</text:p>
          </table:table-cell>
          <table:table-cell table:formula="of:=-[.C7]" office:value-type="float" office:value="-1" calcext:value-type="float">
            <text:p>-1</text:p>
          </table:table-cell>
          <table:table-cell table:formula="of:=SQRT([.E7]*[.E7]+[.F7]*[.F7]+[.G7]*[.G7])" office:value-type="float" office:value="2.23606797749979" calcext:value-type="float">
            <text:p>2.2360679775</text:p>
          </table:table-cell>
          <table:table-cell table:formula="of:=IF([.E7]&lt;0;IF([.F7]&lt;0;ATAN([.F7]/IF([.E7]&lt;&gt;0;[.E7];0.0000000000001))-PI();ATAN([.F7]/IF([.E7]&lt;&gt;0;[.E7];0.0000000000001))+PI());ATAN([.F7]/IF([.E7]&lt;&gt;0;[.E7];0.0000000000001)))" office:value-type="float" office:value="1.57079632679485" calcext:value-type="float">
            <text:p>1.5707963268</text:p>
          </table:table-cell>
          <table:table-cell table:formula="of:=ACOS([.G7]/IF([.H7]&lt;&gt;0;[.H7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-1" calcext:value-type="float">
            <text:p>-1</text:p>
          </table:table-cell>
          <table:table-cell table:formula="of:=[.D4]" office:value-type="float" office:value="1" calcext:value-type="float">
            <text:p>1</text:p>
          </table:table-cell>
          <table:table-cell table:formula="of:=[.B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-[.C8]" office:value-type="float" office:value="1" calcext:value-type="float">
            <text:p>1</text:p>
          </table:table-cell>
          <table:table-cell table:formula="of:=SQRT([.E8]*[.E8]+[.F8]*[.F8]+[.G8]*[.G8])" office:value-type="float" office:value="1.4142135623731" calcext:value-type="float">
            <text:p>1.4142135624</text:p>
          </table:table-cell>
          <table:table-cell table:formula="of:=IF([.E8]&lt;0;IF([.F8]&lt;0;ATAN([.F8]/IF([.E8]&lt;&gt;0;[.E8];0.0000000000001))-PI();ATAN([.F8]/IF([.E8]&lt;&gt;0;[.E8];0.0000000000001))+PI());ATAN([.F8]/IF([.E8]&lt;&gt;0;[.E8];0.0000000000001)))" office:value-type="float" office:value="1.5707963267948" calcext:value-type="float">
            <text:p>1.5707963268</text:p>
          </table:table-cell>
          <table:table-cell table:formula="of:=ACOS([.G8]/IF([.H8]&lt;&gt;0;[.H8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6]*COS(-[.$K$6])+[.D6]*(-SIN(-[.$K$6]))" office:value-type="float" office:value="0" calcext:value-type="float">
            <text:p>0</text:p>
          </table:table-cell>
          <table:table-cell table:formula="of:=[.C6]" office:value-type="float" office:value="1" calcext:value-type="float">
            <text:p>1</text:p>
          </table:table-cell>
          <table:table-cell table:formula="of:=[.B6]*SIN(-[.$K$6])+[.D6]*COS(-[.$K$6])" office:value-type="float" office:value="1.4142135623731" calcext:value-type="float">
            <text:p>1.4142135624</text:p>
          </table:table-cell>
          <table:table-cell table:formula="of:=[.B9]" office:value-type="float" office:value="0" calcext:value-type="float">
            <text:p>0</text:p>
          </table:table-cell>
          <table:table-cell table:formula="of:=[.D9]" office:value-type="float" office:value="1.4142135623731" calcext:value-type="float">
            <text:p>1.4142135624</text:p>
          </table:table-cell>
          <table:table-cell table:formula="of:=-[.C9]" office:value-type="float" office:value="-1" calcext:value-type="float">
            <text:p>-1</text:p>
          </table:table-cell>
          <table:table-cell table:formula="of:=SQRT([.E9]*[.E9]+[.F9]*[.F9]+[.G9]*[.G9])" office:value-type="float" office:value="1.73205080756888" calcext:value-type="float">
            <text:p>1.7320508076</text:p>
          </table:table-cell>
          <table:table-cell table:formula="of:=IF([.E9]&lt;0;IF([.F9]&lt;0;ATAN([.F9]/IF([.E9]&lt;&gt;0;[.E9];0.0000000000001))-PI();ATAN([.F9]/IF([.E9]&lt;&gt;0;[.E9];0.0000000000001))+PI());ATAN([.F9]/IF([.E9]&lt;&gt;0;[.E9];0.0000000000001)))" office:value-type="float" office:value="1.57079632679483" calcext:value-type="float">
            <text:p>1.5707963268</text:p>
          </table:table-cell>
          <table:table-cell table:formula="of:=ACOS([.G9]/IF([.H9]&lt;&gt;0;[.H9];1E-018))" office:value-type="float" office:value="2.18627603546528" calcext:value-type="float">
            <text:p>2.1862760355</text:p>
          </table:table-cell>
          <table:table-cell table:formula="of:=-([.J9]-(PI()/2))" office:value-type="float" office:value="-0.615479708670387" calcext:value-type="float">
            <text:p>-0.6154797087</text:p>
          </table:table-cell>
        </table:table-row>
        <table:table-row table:style-name="ro1">
          <table:table-cell office:value-type="string" calcext:value-type="string">
            <text:p>point_r1</text:p>
          </table:table-cell>
          <table:table-cell table:formula="of:=[.B7]*COS(-[.$K$6])+[.D7]*(-SIN(-[.$K$6]))" office:value-type="float" office:value="1.4142135623731" calcext:value-type="float">
            <text:p>1.4142135624</text:p>
          </table:table-cell>
          <table:table-cell table:formula="of:=[.C7]" office:value-type="float" office:value="1" calcext:value-type="float">
            <text:p>1</text:p>
          </table:table-cell>
          <table:table-cell table:formula="of:=[.B7]*SIN(-[.$K$6])+[.D7]*COS(-[.$K$6])" office:value-type="float" office:value="1.4142135623731" calcext:value-type="float">
            <text:p>1.4142135624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D10]" office:value-type="float" office:value="1.4142135623731" calcext:value-type="float">
            <text:p>1.4142135624</text:p>
          </table:table-cell>
          <table:table-cell table:formula="of:=-[.C10]" office:value-type="float" office:value="-1" calcext:value-type="float">
            <text:p>-1</text:p>
          </table:table-cell>
          <table:table-cell table:formula="of:=SQRT([.E10]*[.E10]+[.F10]*[.F10]+[.G10]*[.G10])" office:value-type="float" office:value="2.23606797749979" calcext:value-type="float">
            <text:p>2.2360679775</text:p>
          </table:table-cell>
          <table:table-cell table:formula="of:=IF([.E10]&lt;0;IF([.F10]&lt;0;ATAN([.F10]/IF([.E10]&lt;&gt;0;[.E10];0.0000000000001))-PI();ATAN([.F10]/IF([.E10]&lt;&gt;0;[.E10];0.0000000000001))+PI());ATAN([.F10]/IF([.E10]&lt;&gt;0;[.E10];0.0000000000001)))" office:value-type="float" office:value="0.785398163397448" calcext:value-type="float">
            <text:p>0.7853981634</text:p>
          </table:table-cell>
          <table:table-cell table:formula="of:=ACOS([.G10]/IF([.H10]&lt;&gt;0;[.H10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_r1</text:p>
          </table:table-cell>
          <table:table-cell table:formula="of:=[.B8]*COS(-[.$K$6])+[.D8]*(-SIN(-[.$K$6]))" office:value-type="float" office:value="0.707106781186547" calcext:value-type="float">
            <text:p>0.7071067812</text:p>
          </table:table-cell>
          <table:table-cell table:formula="of:=[.C8]" office:value-type="float" office:value="-1" calcext:value-type="float">
            <text:p>-1</text:p>
          </table:table-cell>
          <table:table-cell table:formula="of:=[.B8]*SIN(-[.$K$6])+[.D8]*COS(-[.$K$6])" office:value-type="float" office:value="0.707106781186548" calcext:value-type="float">
            <text:p>0.707106781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D11]" office:value-type="float" office:value="0.707106781186548" calcext:value-type="float">
            <text:p>0.7071067812</text:p>
          </table:table-cell>
          <table:table-cell table:formula="of:=-[.C11]" office:value-type="float" office:value="1" calcext:value-type="float">
            <text:p>1</text:p>
          </table:table-cell>
          <table:table-cell table:formula="of:=SQRT([.E11]*[.E11]+[.F11]*[.F11]+[.G11]*[.G11])" office:value-type="float" office:value="1.4142135623731" calcext:value-type="float">
            <text:p>1.4142135624</text:p>
          </table:table-cell>
          <table:table-cell table:formula="of:=IF([.E11]&lt;0;IF([.F11]&lt;0;ATAN([.F11]/IF([.E11]&lt;&gt;0;[.E11];0.0000000000001))-PI();ATAN([.F11]/IF([.E11]&lt;&gt;0;[.E11];0.0000000000001))+PI());ATAN([.F11]/IF([.E11]&lt;&gt;0;[.E11];0.0000000000001)))" office:value-type="float" office:value="0.785398163397448" calcext:value-type="float">
            <text:p>0.7853981634</text:p>
          </table:table-cell>
          <table:table-cell table:formula="of:=ACOS([.G11]/IF([.H11]&lt;&gt;0;[.H11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9]" office:value-type="float" office:value="0" calcext:value-type="float">
            <text:p>0</text:p>
          </table:table-cell>
          <table:table-cell table:formula="of:=[.C9]*COS([.$K$9])+[.D9]*SIN([.$K$9])" office:value-type="float" office:value="0" calcext:value-type="float">
            <text:p>0</text:p>
          </table:table-cell>
          <table:table-cell table:formula="of:=[.C9]*(-SIN([.$K$9]))+[.D9]*COS([.$K$9])" office:value-type="float" office:value="1.73205080756888" calcext:value-type="float">
            <text:p>1.7320508076</text:p>
          </table:table-cell>
          <table:table-cell table:formula="of:=[.B12]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-[.C12]" office:value-type="float" office:value="-0" calcext:value-type="float">
            <text:p>0</text:p>
          </table:table-cell>
          <table:table-cell table:formula="of:=SQRT([.E12]*[.E12]+[.F12]*[.F12]+[.G12]*[.G12])" office:value-type="float" office:value="1.73205080756888" calcext:value-type="float">
            <text:p>1.7320508076</text:p>
          </table:table-cell>
          <table:table-cell table:formula="of:=IF([.E12]&lt;0;IF([.F12]&lt;0;ATAN([.F12]/IF([.E12]&lt;&gt;0;[.E12];0.0000000000001))-PI();ATAN([.F12]/IF([.E12]&lt;&gt;0;[.E12];0.0000000000001))+PI());ATAN([.F12]/IF([.E12]&lt;&gt;0;[.E12];0.0000000000001)))" office:value-type="float" office:value="1.57079632679484" calcext:value-type="float">
            <text:p>1.5707963268</text:p>
          </table:table-cell>
          <table:table-cell table:formula="of:=ACOS([.G12]/IF([.H12]&lt;&gt;0;[.H1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2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C10]*COS([.$K$9])+[.D10]*SIN([.$K$9])" office:value-type="float" office:value="0" calcext:value-type="float">
            <text:p>0</text:p>
          </table:table-cell>
          <table:table-cell table:formula="of:=[.C10]*(-SIN([.$K$9]))+[.D10]*COS([.$K$9])" office:value-type="float" office:value="1.73205080756888" calcext:value-type="float">
            <text:p>1.7320508076</text:p>
          </table:table-cell>
          <table:table-cell table:formula="of:=[.B13]" office:value-type="float" office:value="1.4142135623731" calcext:value-type="float">
            <text:p>1.4142135624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-[.C13]" office:value-type="float" office:value="-0" calcext:value-type="float">
            <text:p>0</text:p>
          </table:table-cell>
          <table:table-cell table:formula="of:=SQRT([.E13]*[.E13]+[.F13]*[.F13]+[.G13]*[.G13])" office:value-type="float" office:value="2.23606797749979" calcext:value-type="float">
            <text:p>2.2360679775</text:p>
          </table:table-cell>
          <table:table-cell table:formula="of:=IF([.E13]&lt;0;IF([.F13]&lt;0;ATAN([.F13]/IF([.E13]&lt;&gt;0;[.E13];0.0000000000001))-PI();ATAN([.F13]/IF([.E13]&lt;&gt;0;[.E13];0.0000000000001))+PI());ATAN([.F13]/IF([.E13]&lt;&gt;0;[.E13];0.0000000000001)))" office:value-type="float" office:value="0.886077123792614" calcext:value-type="float">
            <text:p>0.8860771238</text:p>
          </table:table-cell>
          <table:table-cell table:formula="of:=ACOS([.G13]/IF([.H13]&lt;&gt;0;[.H13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r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C11]*COS([.$K$9])+[.D11]*SIN([.$K$9])" office:value-type="float" office:value="-1.22474487139159" calcext:value-type="float">
            <text:p>-1.2247448714</text:p>
          </table:table-cell>
          <table:table-cell table:formula="of:=[.C11]*(-SIN([.$K$9]))+[.D11]*COS([.$K$9])" office:value-type="float" office:value="0" calcext:value-type="float">
            <text:p>0</text:p>
          </table:table-cell>
          <table:table-cell table:formula="of:=[.B14]" office:value-type="float" office:value="0.707106781186547" calcext:value-type="float">
            <text:p>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-[.C14]" office:value-type="float" office:value="1.22474487139159" calcext:value-type="float">
            <text:p>1.2247448714</text:p>
          </table:table-cell>
          <table:table-cell table:formula="of:=SQRT([.E14]*[.E14]+[.F14]*[.F14]+[.G14]*[.G14])" office:value-type="float" office:value="1.4142135623731" calcext:value-type="float">
            <text:p>1.4142135624</text:p>
          </table:table-cell>
          <table:table-cell table:formula="of:=IF([.E14]&lt;0;IF([.F14]&lt;0;ATAN([.F14]/IF([.E14]&lt;&gt;0;[.E14];0.0000000000001))-PI();ATAN([.F14]/IF([.E14]&lt;&gt;0;[.E14];0.0000000000001))+PI());ATAN([.F14]/IF([.E14]&lt;&gt;0;[.E14];0.0000000000001)))" office:value-type="float" office:value="0" calcext:value-type="float">
            <text:p>0</text:p>
          </table:table-cell>
          <table:table-cell table:formula="of:=ACOS([.G14]/IF([.H14]&lt;&gt;0;[.H14];1E-018))" office:value-type="float" office:value="0.523598775598299" calcext:value-type="float">
            <text:p>0.5235987756</text:p>
          </table:table-cell>
          <table:table-cell table:formula="of:=-[.J14]" office:value-type="float" office:value="-0.523598775598299" calcext:value-type="float">
            <text:p>-0.5235987756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12]*COS([.$K$14])+[.C12]*SIN([.$K$14])" office:value-type="float" office:value="0" calcext:value-type="float">
            <text:p>0</text:p>
          </table:table-cell>
          <table:table-cell table:formula="of:=[.B12]*(-SIN([.$K$14]))+[.C12]*COS([.$K$14])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[.B15]" office:value-type="float" office:value="0" calcext:value-type="float">
            <text:p>0</text:p>
          </table:table-cell>
          <table:table-cell table:formula="of:=[.D15]" office:value-type="float" office:value="1.73205080756888" calcext:value-type="float">
            <text:p>1.7320508076</text:p>
          </table:table-cell>
          <table:table-cell table:formula="of:=-[.C15]" office:value-type="float" office:value="-0" calcext:value-type="float">
            <text:p>0</text:p>
          </table:table-cell>
          <table:table-cell table:formula="of:=SQRT([.E15]*[.E15]+[.F15]*[.F15]+[.G15]*[.G15])" office:value-type="float" office:value="1.73205080756888" calcext:value-type="float">
            <text:p>1.7320508076</text:p>
          </table:table-cell>
          <table:table-cell table:formula="of:=IF([.E15]&lt;0;IF([.F15]&lt;0;ATAN([.F15]/IF([.E15]&lt;&gt;0;[.E15];0.0000000000001))-PI();ATAN([.F15]/IF([.E15]&lt;&gt;0;[.E15];0.0000000000001))+PI());ATAN([.F15]/IF([.E15]&lt;&gt;0;[.E15];0.0000000000001)))" office:value-type="float" office:value="1.57079632679484" calcext:value-type="float">
            <text:p>1.5707963268</text:p>
          </table:table-cell>
          <table:table-cell table:formula="of:=ACOS([.G15]/IF([.H15]&lt;&gt;0;[.H1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3</text:p>
          </table:table-cell>
          <table:table-cell table:formula="of:=[.B13]*COS([.$K$14])+[.C13]*SIN([.$K$14])" office:value-type="float" office:value="1.22474487139159" calcext:value-type="float">
            <text:p>1.2247448714</text:p>
          </table:table-cell>
          <table:table-cell table:formula="of:=[.B13]*(-SIN([.$K$14]))+[.C13]*COS([.$K$14])" office:value-type="float" office:value="0.707106781186547" calcext:value-type="float">
            <text:p>0.7071067812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[.B16]" office:value-type="float" office:value="1.22474487139159" calcext:value-type="float">
            <text:p>1.2247448714</text:p>
          </table:table-cell>
          <table:table-cell table:formula="of:=[.D16]" office:value-type="float" office:value="1.73205080756888" calcext:value-type="float">
            <text:p>1.7320508076</text:p>
          </table:table-cell>
          <table:table-cell table:formula="of:=-[.C16]" office:value-type="float" office:value="-0.707106781186547" calcext:value-type="float">
            <text:p>-0.7071067812</text:p>
          </table:table-cell>
          <table:table-cell table:formula="of:=SQRT([.E16]*[.E16]+[.F16]*[.F16]+[.G16]*[.G16])" office:value-type="float" office:value="2.23606797749979" calcext:value-type="float">
            <text:p>2.2360679775</text:p>
          </table:table-cell>
          <table:table-cell table:formula="of:=IF([.E16]&lt;0;IF([.F16]&lt;0;ATAN([.F16]/IF([.E16]&lt;&gt;0;[.E16];0.0000000000001))-PI();ATAN([.F16]/IF([.E16]&lt;&gt;0;[.E16];0.0000000000001))+PI());ATAN([.F16]/IF([.E16]&lt;&gt;0;[.E16];0.0000000000001)))" office:value-type="float" office:value="0.955316618124509" calcext:value-type="float">
            <text:p>0.9553166181</text:p>
          </table:table-cell>
          <table:table-cell table:formula="of:=ACOS([.G16]/IF([.H16]&lt;&gt;0;[.H16];1E-018))" office:value-type="float" office:value="1.89254688119154" calcext:value-type="float">
            <text:p>1.8925468812</text:p>
          </table:table-cell>
          <table:table-cell/>
        </table:table-row>
        <table:table-row table:style-name="ro1">
          <table:table-cell office:value-type="string" calcext:value-type="string">
            <text:p>view_r3</text:p>
          </table:table-cell>
          <table:table-cell table:formula="of:=[.B14]*COS([.$K$14])+[.C14]*SIN([.$K$14])" office:value-type="float" office:value="1.22474487139159" calcext:value-type="float">
            <text:p>1.2247448714</text:p>
          </table:table-cell>
          <table:table-cell table:formula="of:=[.B14]*(-SIN([.$K$14]))+[.C14]*COS([.$K$14])" office:value-type="float" office:value="-0.707106781186548" calcext:value-type="float">
            <text:p>-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[.B17]" office:value-type="float" office:value="1.22474487139159" calcext:value-type="float">
            <text:p>1.2247448714</text:p>
          </table:table-cell>
          <table:table-cell table:formula="of:=[.D17]" office:value-type="float" office:value="0" calcext:value-type="float">
            <text:p>0</text:p>
          </table:table-cell>
          <table:table-cell table:formula="of:=-[.C17]" office:value-type="float" office:value="0.707106781186548" calcext:value-type="float">
            <text:p>0.7071067812</text:p>
          </table:table-cell>
          <table:table-cell table:formula="of:=SQRT([.E17]*[.E17]+[.F17]*[.F17]+[.G17]*[.G17])" office:value-type="float" office:value="1.4142135623731" calcext:value-type="float">
            <text:p>1.4142135624</text:p>
          </table:table-cell>
          <table:table-cell table:formula="of:=IF([.E17]&lt;0;IF([.F17]&lt;0;ATAN([.F17]/IF([.E17]&lt;&gt;0;[.E17];0.0000000000001))-PI();ATAN([.F17]/IF([.E17]&lt;&gt;0;[.E17];0.0000000000001))+PI());ATAN([.F17]/IF([.E17]&lt;&gt;0;[.E17];0.0000000000001)))" office:value-type="float" office:value="0" calcext:value-type="float">
            <text:p>0</text:p>
          </table:table-cell>
          <table:table-cell table:formula="of:=ACOS([.G17]/IF([.H17]&lt;&gt;0;[.H17];1E-018))" office:value-type="float" office:value="1.0471975511966" calcext:value-type="float">
            <text:p>1.047197551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[.B6]*[.B4]+[.C4]*[.C6]+[.D4]*[.D6]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[.B2]*[.B2]+[.C2]*[.C2]+[.D2]*[.D2])" office:value-type="float" office:value="1.4142135623731" calcext:value-type="float">
            <text:p>1.4142135624</text:p>
          </table:table-cell>
          <table:table-cell table:formula="of:=IF([.B2]&lt;0;IF([.C2]&lt;0;ATAN([.C2]/IF([.B2]&lt;&gt;0;[.B2];0.0000000000001))-PI();ATAN([.C2]/IF([.B2]&lt;&gt;0;[.B2];0.0000000000001))+PI());ATAN([.C2]/IF([.B2]&lt;&gt;0;[.B2];0.0000000000001)))" office:value-type="float" office:value="0" calcext:value-type="float">
            <text:p>0</text:p>
          </table:table-cell>
          <table:table-cell table:formula="of:=ACOS([.D2]/IF([.E2]&lt;&gt;0;[.E2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B3]*[.B3]+[.C3]*[.C3]+[.D3]*[.D3])" office:value-type="float" office:value="1.73205080756888" calcext:value-type="float">
            <text:p>1.7320508076</text:p>
          </table:table-cell>
          <table:table-cell table:formula="of:=IF([.B3]&lt;0;IF([.C3]&lt;0;ATAN([.C3]/IF([.B3]&lt;&gt;0;[.B3];0.0000000000001))-PI();ATAN([.C3]/IF([.B3]&lt;&gt;0;[.B3];0.0000000000001))+PI());ATAN([.C3]/IF([.B3]&lt;&gt;0;[.B3];0.0000000000001)))" office:value-type="float" office:value="-0.785398163397448" calcext:value-type="float">
            <text:p>-0.7853981634</text:p>
          </table:table-cell>
          <table:table-cell table:formula="of:=ACOS([.D3]/IF([.E3]&lt;&gt;0;[.E3];1E-018))" office:value-type="float" office:value="2.18627603546528" calcext:value-type="float">
            <text:p>2.1862760355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B4]*[.B4]+[.C4]*[.C4]+[.D4]*[.D4])" office:value-type="float" office:value="1.4142135623731" calcext:value-type="float">
            <text:p>1.4142135624</text:p>
          </table:table-cell>
          <table:table-cell table:formula="of:=IF([.B4]&lt;0;IF([.C4]&lt;0;ATAN([.C4]/IF([.B4]&lt;&gt;0;[.B4];0.0000000000001))-PI();ATAN([.C4]/IF([.B4]&lt;&gt;0;[.B4];0.0000000000001))+PI());ATAN([.C4]/IF([.B4]&lt;&gt;0;[.B4];0.0000000000001)))" office:value-type="float" office:value="-1.5707963267948" calcext:value-type="float">
            <text:p>-1.5707963268</text:p>
          </table:table-cell>
          <table:table-cell table:formula="of:=ACOS([.D4]/IF([.E4]&lt;&gt;0;[.E4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5]*[.B5]+[.C5]*[.C5]+[.D5]*[.D5])" office:value-type="float" office:value="0" calcext:value-type="float">
            <text:p>0</text:p>
          </table:table-cell>
          <table:table-cell table:formula="of:=IF([.B5]&lt;0;IF([.C5]&lt;0;ATAN([.C5]/IF([.B5]&lt;&gt;0;[.B5];0.0000000000001))-PI();ATAN([.C5]/IF([.B5]&lt;&gt;0;[.B5];0.0000000000001))+PI());ATAN([.C5]/IF([.B5]&lt;&gt;0;[.B5];0.0000000000001)))" office:value-type="float" office:value="0" calcext:value-type="float">
            <text:p>0</text:p>
          </table:table-cell>
          <table:table-cell table:formula="of:=ACOS([.D5]/IF([.E5]&lt;&gt;0;[.E5];1E-018))" office:value-type="float" office:value="1.5707963267949" calcext:value-type="float">
            <text:p>1.5707963268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SQRT([.B6]*[.B6]+[.C6]*[.C6]+[.D6]*[.D6])" office:value-type="float" office:value="1.73205080756888" calcext:value-type="float">
            <text:p>1.7320508076</text:p>
          </table:table-cell>
          <table:table-cell table:formula="of:=IF([.B6]&lt;0;IF([.C6]&lt;0;ATAN([.C6]/IF([.B6]&lt;&gt;0;[.B6];0.0000000000001))-PI();ATAN([.C6]/IF([.B6]&lt;&gt;0;[.B6];0.0000000000001))+PI());ATAN([.C6]/IF([.B6]&lt;&gt;0;[.B6];0.0000000000001)))" office:value-type="float" office:value="2.35619449019234" calcext:value-type="float">
            <text:p>2.3561944902</text:p>
          </table:table-cell>
          <table:table-cell table:formula="of:=ACOS([.D6]/IF([.E6]&lt;&gt;0;[.E6];1E-018))" office:value-type="float" office:value="0.955316618124509" calcext:value-type="float">
            <text:p>0.9553166181</text:p>
          </table:table-cell>
        </table:table-row>
        <table:table-row table:style-name="ro1">
          <table:table-cell office:value-type="string" calcext:value-type="string">
            <text:p>view_dir_u</text:p>
          </table:table-cell>
          <table:table-cell table:formula="of:=[.B6]/[.$E6]" office:value-type="float" office:value="-0.577350269189626" calcext:value-type="float">
            <text:p>-0.5773502692</text:p>
          </table:table-cell>
          <table:table-cell table:formula="of:=[.C6]/[.$E6]" office:value-type="float" office:value="0.577350269189626" calcext:value-type="float">
            <text:p>0.5773502692</text:p>
          </table:table-cell>
          <table:table-cell table:formula="of:=[.D6]/[.$E6]" office:value-type="float" office:value="0.577350269189626" calcext:value-type="float">
            <text:p>0.5773502692</text:p>
          </table:table-cell>
          <table:table-cell table:formula="of:=SQRT([.B7]*[.B7]+[.C7]*[.C7]+[.D7]*[.D7])" office:value-type="float" office:value="1" calcext:value-type="float">
            <text:p>1</text:p>
          </table:table-cell>
          <table:table-cell table:formula="of:=IF([.B7]&lt;0;IF([.C7]&lt;0;ATAN([.C7]/IF([.B7]&lt;&gt;0;[.B7];0.0000000000001))-PI();ATAN([.C7]/IF([.B7]&lt;&gt;0;[.B7];0.0000000000001))+PI());ATAN([.C7]/IF([.B7]&lt;&gt;0;[.B7];0.0000000000001)))" office:value-type="float" office:value="2.35619449019234" calcext:value-type="float">
            <text:p>2.3561944902</text:p>
          </table:table-cell>
          <table:table-cell table:formula="of:=ACOS([.D7]/IF([.E7]&lt;&gt;0;[.E7];1E-018))" office:value-type="float" office:value="0.955316618124509" calcext:value-type="float">
            <text:p>0.9553166181</text:p>
          </table:table-cell>
        </table:table-row>
        <table:table-row table:style-name="ro1">
          <table:table-cell/>
          <table:table-cell office:value-type="float" office:value="642.2670743" calcext:value-type="float">
            <text:p>642.2670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_origin</text:p>
          </table:table-cell>
          <table:table-cell table:formula="of:=[.B7]*[.$B8]" office:value-type="float" office:value="-370.813068238738" calcext:value-type="float">
            <text:p>-370.8130682387</text:p>
          </table:table-cell>
          <table:table-cell table:formula="of:=[.C7]*[.$B8]" office:value-type="float" office:value="370.813068238738" calcext:value-type="float">
            <text:p>370.8130682387</text:p>
          </table:table-cell>
          <table:table-cell table:formula="of:=[.D7]*[.$B8]" office:value-type="float" office:value="370.813068238738" calcext:value-type="float">
            <text:p>370.8130682387</text:p>
          </table:table-cell>
          <table:table-cell table:formula="of:=SQRT([.B9]*[.B9]+[.C9]*[.C9]+[.D9]*[.D9])" office:value-type="float" office:value="642.2670743" calcext:value-type="float">
            <text:p>642.2670743</text:p>
          </table:table-cell>
          <table:table-cell table:formula="of:=IF([.B9]&lt;0;IF([.C9]&lt;0;ATAN([.C9]/IF([.B9]&lt;&gt;0;[.B9];0.0000000000001))-PI();ATAN([.C9]/IF([.B9]&lt;&gt;0;[.B9];0.0000000000001))+PI());ATAN([.C9]/IF([.B9]&lt;&gt;0;[.B9];0.0000000000001)))" office:value-type="float" office:value="2.35619449019234" calcext:value-type="float">
            <text:p>2.3561944902</text:p>
          </table:table-cell>
          <table:table-cell table:formula="of:=ACOS([.D9]/IF([.E9]&lt;&gt;0;[.E9];1E-018))" office:value-type="float" office:value="0.955316618124509" calcext:value-type="float">
            <text:p>0.955316618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noiseRemov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meanK</text:p>
          </table:table-cell>
          <table:table-cell office:value-type="string" calcext:value-type="string">
            <text:p>StddevMulThresh</text:p>
          </table:table-cell>
          <table:table-cell office:value-type="string" calcext:value-type="string">
            <text:p>Process frames per second</text:p>
          </table:table-cell>
          <table:table-cell office:value-type="string" calcext:value-type="string">
            <text:p>remain(%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.73216" calcext:value-type="float">
            <text:p>8.73216</text:p>
          </table:table-cell>
          <table:table-cell office:value-type="float" office:value="0.53024" calcext:value-type="float">
            <text:p>0.5302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6.88362" calcext:value-type="float">
            <text:p>6.88362</text:p>
          </table:table-cell>
          <table:table-cell office:value-type="float" office:value="0.536861" calcext:value-type="float">
            <text:p>0.53686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5.59141" calcext:value-type="float">
            <text:p>5.59141</text:p>
          </table:table-cell>
          <table:table-cell office:value-type="float" office:value="0.539346" calcext:value-type="float">
            <text:p>0.53934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4.66238" calcext:value-type="float">
            <text:p>4.66238</text:p>
          </table:table-cell>
          <table:table-cell office:value-type="float" office:value="0.547325" calcext:value-type="float">
            <text:p>0.5473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3.92211" calcext:value-type="float">
            <text:p>3.92211</text:p>
          </table:table-cell>
          <table:table-cell office:value-type="float" office:value="0.552023" calcext:value-type="float">
            <text:p>0.55202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3.39668" calcext:value-type="float">
            <text:p>3.39668</text:p>
          </table:table-cell>
          <table:table-cell office:value-type="float" office:value="0.554283" calcext:value-type="float">
            <text:p>0.55428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office:value-type="float" office:value="2.8632" calcext:value-type="float">
            <text:p>2.8632</text:p>
          </table:table-cell>
          <table:table-cell office:value-type="float" office:value="0.555595" calcext:value-type="float">
            <text:p>0.55559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2.51591" calcext:value-type="float">
            <text:p>2.51591</text:p>
          </table:table-cell>
          <table:table-cell office:value-type="float" office:value="0.556019" calcext:value-type="float">
            <text:p>0.55601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2.23678" calcext:value-type="float">
            <text:p>2.23678</text:p>
          </table:table-cell>
          <table:table-cell office:value-type="float" office:value="0.55609" calcext:value-type="float">
            <text:p>0.556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.97835" calcext:value-type="float">
            <text:p>1.97835</text:p>
          </table:table-cell>
          <table:table-cell office:value-type="float" office:value="0.556071" calcext:value-type="float">
            <text:p>0.55607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77223" calcext:value-type="float">
            <text:p>0.77223</text:p>
          </table:table-cell>
          <table:table-cell office:value-type="float" office:value="0.551443" calcext:value-type="float">
            <text:p>0.55144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644464" calcext:value-type="float">
            <text:p>0.644464</text:p>
          </table:table-cell>
          <table:table-cell office:value-type="float" office:value="0.546217" calcext:value-type="float">
            <text:p>0.54621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.477072" calcext:value-type="float">
            <text:p>0.477072</text:p>
          </table:table-cell>
          <table:table-cell office:value-type="float" office:value="0.542288" calcext:value-type="float">
            <text:p>0.5422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382081" calcext:value-type="float">
            <text:p>0.382081</text:p>
          </table:table-cell>
          <table:table-cell office:value-type="float" office:value="0.539144" calcext:value-type="float">
            <text:p>0.5391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0.309869" calcext:value-type="float">
            <text:p>0.309869</text:p>
          </table:table-cell>
          <table:table-cell office:value-type="float" office:value="0.536467" calcext:value-type="float">
            <text:p>0.53646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office:value-type="float" office:value="0.01" calcext:value-type="float">
            <text:p>0.01</text:p>
          </table:table-cell>
          <table:table-cell office:value-type="float" office:value="0.269721" calcext:value-type="float">
            <text:p>0.269721</text:p>
          </table:table-cell>
          <table:table-cell office:value-type="float" office:value="0.533981" calcext:value-type="float">
            <text:p>0.53398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  <table:table-cell office:value-type="float" office:value="0.234768" calcext:value-type="float">
            <text:p>0.234768</text:p>
          </table:table-cell>
          <table:table-cell office:value-type="float" office:value="0.53192" calcext:value-type="float">
            <text:p>0.5319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0.204918" calcext:value-type="float">
            <text:p>0.204918</text:p>
          </table:table-cell>
          <table:table-cell office:value-type="float" office:value="0.530118" calcext:value-type="float">
            <text:p>0.53011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9177" calcext:value-type="float">
            <text:p>0.789177</text:p>
          </table:table-cell>
          <table:table-cell office:value-type="float" office:value="0.537411" calcext:value-type="float">
            <text:p>0.5374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784791" calcext:value-type="float">
            <text:p>0.784791</text:p>
          </table:table-cell>
          <table:table-cell office:value-type="float" office:value="0.539063" calcext:value-type="float">
            <text:p>0.53906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783229" calcext:value-type="float">
            <text:p>0.783229</text:p>
          </table:table-cell>
          <table:table-cell office:value-type="float" office:value="0.540627" calcext:value-type="float">
            <text:p>0.5406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542198" calcext:value-type="float">
            <text:p>0.54219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1291" calcext:value-type="float">
            <text:p>0.781291</text:p>
          </table:table-cell>
          <table:table-cell office:value-type="float" office:value="0.543749" calcext:value-type="float">
            <text:p>0.54374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792363" calcext:value-type="float">
            <text:p>0.792363</text:p>
          </table:table-cell>
          <table:table-cell office:value-type="float" office:value="0.545309" calcext:value-type="float">
            <text:p>0.5453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789093" calcext:value-type="float">
            <text:p>0.789093</text:p>
          </table:table-cell>
          <table:table-cell office:value-type="float" office:value="0.54685" calcext:value-type="float">
            <text:p>0.546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791399" calcext:value-type="float">
            <text:p>0.791399</text:p>
          </table:table-cell>
          <table:table-cell office:value-type="float" office:value="0.548423" calcext:value-type="float">
            <text:p>0.54842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791521" calcext:value-type="float">
            <text:p>0.791521</text:p>
          </table:table-cell>
          <table:table-cell office:value-type="float" office:value="0.549904" calcext:value-type="float">
            <text:p>0.5499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786649" calcext:value-type="float">
            <text:p>0.786649</text:p>
          </table:table-cell>
          <table:table-cell office:value-type="float" office:value="0.551443" calcext:value-type="float">
            <text:p>0.55144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2" calcext:value-type="float">
            <text:p>0.02</text:p>
          </table:table-cell>
          <table:table-cell office:value-type="float" office:value="0.782129" calcext:value-type="float">
            <text:p>0.782129</text:p>
          </table:table-cell>
          <table:table-cell office:value-type="float" office:value="0.565374" calcext:value-type="float">
            <text:p>0.5653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3" calcext:value-type="float">
            <text:p>0.03</text:p>
          </table:table-cell>
          <table:table-cell office:value-type="float" office:value="0.782662" calcext:value-type="float">
            <text:p>0.782662</text:p>
          </table:table-cell>
          <table:table-cell office:value-type="float" office:value="0.576806" calcext:value-type="float">
            <text:p>0.57680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4" calcext:value-type="float">
            <text:p>0.04</text:p>
          </table:table-cell>
          <table:table-cell office:value-type="float" office:value="0.783652" calcext:value-type="float">
            <text:p>0.783652</text:p>
          </table:table-cell>
          <table:table-cell office:value-type="float" office:value="0.586621" calcext:value-type="float">
            <text:p>0.58662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0.784694" calcext:value-type="float">
            <text:p>0.784694</text:p>
          </table:table-cell>
          <table:table-cell office:value-type="float" office:value="0.595353" calcext:value-type="float">
            <text:p>0.59535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office:value-type="float" office:value="0.786352" calcext:value-type="float">
            <text:p>0.786352</text:p>
          </table:table-cell>
          <table:table-cell office:value-type="float" office:value="0.603226" calcext:value-type="float">
            <text:p>0.60322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7" calcext:value-type="float">
            <text:p>0.07</text:p>
          </table:table-cell>
          <table:table-cell office:value-type="float" office:value="0.780833" calcext:value-type="float">
            <text:p>0.780833</text:p>
          </table:table-cell>
          <table:table-cell office:value-type="float" office:value="0.610605" calcext:value-type="float">
            <text:p>0.6106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8" calcext:value-type="float">
            <text:p>0.08</text:p>
          </table:table-cell>
          <table:table-cell office:value-type="float" office:value="0.78668" calcext:value-type="float">
            <text:p>0.78668</text:p>
          </table:table-cell>
          <table:table-cell office:value-type="float" office:value="0.617697" calcext:value-type="float">
            <text:p>0.61769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09" calcext:value-type="float">
            <text:p>0.09</text:p>
          </table:table-cell>
          <table:table-cell office:value-type="float" office:value="0.786309" calcext:value-type="float">
            <text:p>0.786309</text:p>
          </table:table-cell>
          <table:table-cell office:value-type="float" office:value="0.6248" calcext:value-type="float">
            <text:p>0.62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787881" calcext:value-type="float">
            <text:p>0.787881</text:p>
          </table:table-cell>
          <table:table-cell office:value-type="float" office:value="0.63185" calcext:value-type="float">
            <text:p>0.6318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79094" calcext:value-type="float">
            <text:p>0.79094</text:p>
          </table:table-cell>
          <table:table-cell office:value-type="float" office:value="0.692988" calcext:value-type="float">
            <text:p>0.69298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787566" calcext:value-type="float">
            <text:p>0.787566</text:p>
          </table:table-cell>
          <table:table-cell office:value-type="float" office:value="0.738263" calcext:value-type="float">
            <text:p>0.73826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0.784588" calcext:value-type="float">
            <text:p>0.784588</text:p>
          </table:table-cell>
          <table:table-cell office:value-type="float" office:value="0.774839" calcext:value-type="float">
            <text:p>0.7748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787943" calcext:value-type="float">
            <text:p>0.787943</text:p>
          </table:table-cell>
          <table:table-cell office:value-type="float" office:value="0.807778" calcext:value-type="float">
            <text:p>0.80777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.6</text:p>
          </table:table-cell>
          <table:table-cell office:value-type="float" office:value="0.78543" calcext:value-type="float">
            <text:p>0.78543</text:p>
          </table:table-cell>
          <table:table-cell office:value-type="float" office:value="0.83844" calcext:value-type="float">
            <text:p>0.838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float" office:value="0.786048" calcext:value-type="float">
            <text:p>0.786048</text:p>
          </table:table-cell>
          <table:table-cell office:value-type="float" office:value="0.866177" calcext:value-type="float">
            <text:p>0.86617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0.786736" calcext:value-type="float">
            <text:p>0.786736</text:p>
          </table:table-cell>
          <table:table-cell office:value-type="float" office:value="0.890117" calcext:value-type="float">
            <text:p>0.89011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0.783243" calcext:value-type="float">
            <text:p>0.783243</text:p>
          </table:table-cell>
          <table:table-cell office:value-type="float" office:value="0.910534" calcext:value-type="float">
            <text:p>0.91053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779145" calcext:value-type="float">
            <text:p>0.779145</text:p>
          </table:table-cell>
          <table:table-cell office:value-type="float" office:value="0.927435" calcext:value-type="float">
            <text:p>0.9274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783402" calcext:value-type="float">
            <text:p>0.783402</text:p>
          </table:table-cell>
          <table:table-cell office:value-type="float" office:value="0.990732" calcext:value-type="float">
            <text:p>0.9907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779582" calcext:value-type="float">
            <text:p>0.779582</text:p>
          </table:table-cell>
          <table:table-cell office:value-type="float" office:value="0.997547" calcext:value-type="float">
            <text:p>0.9975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780316" calcext:value-type="float">
            <text:p>0.780316</text:p>
          </table:table-cell>
          <table:table-cell office:value-type="float" office:value="0.998669" calcext:value-type="float">
            <text:p>0.9986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783506" calcext:value-type="float">
            <text:p>0.783506</text:p>
          </table:table-cell>
          <table:table-cell office:value-type="float" office:value="0.999071" calcext:value-type="float">
            <text:p>0.99907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784087" calcext:value-type="float">
            <text:p>0.784087</text:p>
          </table:table-cell>
          <table:table-cell office:value-type="float" office:value="0.999248" calcext:value-type="float">
            <text:p>0.9992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788003" calcext:value-type="float">
            <text:p>0.788003</text:p>
          </table:table-cell>
          <table:table-cell office:value-type="float" office:value="0.999366" calcext:value-type="float">
            <text:p>0.99936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.788245" calcext:value-type="float">
            <text:p>0.788245</text:p>
          </table:table-cell>
          <table:table-cell office:value-type="float" office:value="0.999473" calcext:value-type="float">
            <text:p>0.99947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0.786162" calcext:value-type="float">
            <text:p>0.786162</text:p>
          </table:table-cell>
          <table:table-cell office:value-type="float" office:value="0.999563" calcext:value-type="float">
            <text:p>0.999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5:15:37.69778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14:32.360084313</meta:creation-date>
    <meta:generator>LibreOffice/5.1.6.2$Linux_X86_64 LibreOffice_project/10m0$Build-2</meta:generator>
    <dc:date>2018-10-13T21:14:37.240909477</dc:date>
    <meta:editing-duration>PT4H53M8S</meta:editing-duration>
    <meta:editing-cycles>18</meta:editing-cycles>
    <meta:document-statistic meta:table-count="4" meta:cell-count="505" meta:object-count="0"/>
  </office:meta>
</office:document-meta>
</file>